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  <style:text-properties fo:color="#ffffff"/>
    </style:style>
    <style:style style:name="ce2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ITEMS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ig_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leaf_sala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1">
          <table:table-cell office:value-type="string">
            <text:p>mushroom_sala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1">
          <table:table-cell office:value-type="string">
            <text:p>cold_sala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cooked_shroo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roasted_berrie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abomihoney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mushroom_gummies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food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aphid_egg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item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item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item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item</text:p>
          </table:table-cell>
          <table:table-cell office:value-type="string">
            <text:p>kut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item</text:p>
          </table:table-cell>
          <table:table-cell office:value-type="string">
            <text:p>ku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8">28/04/2024</text:date>, <text:time>21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8T21:57:33.99</dc:date>
    <dc:creator>Summer </dc:creator>
    <meta:generator>OpenOffice/4.1.15$Win32 OpenOffice.org_project/4115m2$Build-9813</meta:generator>
    <meta:editing-duration>PT1H15M</meta:editing-duration>
    <meta:editing-cycles>8</meta:editing-cycles>
    <meta:document-statistic meta:table-count="1" meta:cell-count="140" meta:object-count="0"/>
  </office:meta>
</office:document-meta>
</file>